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body">
      <style:text-properties officeooo:paragraph-rsid="022675a0" style:language-asian="zh" style:country-asian="CN"/>
    </style:style>
    <style:style style:name="P3" style:family="paragraph" style:parent-style-name="jil_5f_body">
      <style:text-properties officeooo:paragraph-rsid="022675a0"/>
    </style:style>
    <style:style style:name="P4" style:family="paragraph" style:parent-style-name="jil_5f_body">
      <style:text-properties officeooo:paragraph-rsid="01854c1e"/>
    </style:style>
    <style:style style:name="P5" style:family="paragraph" style:parent-style-name="jil_5f_title_5f_2">
      <style:text-properties officeooo:rsid="022675a0"/>
    </style:style>
    <style:style style:name="P6" style:family="paragraph" style:parent-style-name="jil_5f_table_5f_body">
      <style:text-properties officeooo:paragraph-rsid="02289ef5"/>
    </style:style>
    <style:style style:name="P7" style:family="paragraph" style:parent-style-name="jil_5f_table_5f_body">
      <style:text-properties officeooo:rsid="022675a0"/>
    </style:style>
    <style:style style:name="P8" style:family="paragraph" style:parent-style-name="jil_5f_table_5f_body">
      <style:text-properties officeooo:rsid="02284705"/>
    </style:style>
    <style:style style:name="P9" style:family="paragraph" style:parent-style-name="jil_5f_table_5f_body">
      <style:text-properties officeooo:rsid="02289ef5" officeooo:paragraph-rsid="02289ef5"/>
    </style:style>
    <style:style style:name="P10" style:family="paragraph" style:parent-style-name="jil_5f_table_5f_body">
      <style:text-properties officeooo:rsid="022e2a83" officeooo:paragraph-rsid="022e2a83"/>
    </style:style>
    <style:style style:name="P11" style:family="paragraph" style:parent-style-name="jil_5f_table_5f_body">
      <style:text-properties officeooo:rsid="022f40e8" officeooo:paragraph-rsid="022f40e8"/>
    </style:style>
    <style:style style:name="P12" style:family="paragraph" style:parent-style-name="jil_5f_body_5f_code">
      <style:text-properties officeooo:paragraph-rsid="022675a0"/>
    </style:style>
    <style:style style:name="P13" style:family="paragraph" style:parent-style-name="Standard">
      <style:text-properties officeooo:paragraph-rsid="022675a0"/>
    </style:style>
    <style:style style:name="P14" style:family="paragraph" style:parent-style-name="jil_5f_body">
      <style:paragraph-properties fo:margin-left="0cm" fo:margin-right="0cm" fo:text-indent="0cm" style:auto-text-indent="false"/>
      <style:text-properties officeooo:paragraph-rsid="022675a0"/>
    </style:style>
    <style:style style:name="P15" style:family="paragraph" style:parent-style-name="jil_5f_table_5f_body_5f_bold">
      <style:text-properties officeooo:rsid="02297976"/>
    </style:style>
    <style:style style:name="P16" style:family="paragraph" style:parent-style-name="jil_5f_table_5f_body_5f_bold">
      <style:text-properties officeooo:rsid="02297976" officeooo:paragraph-rsid="02297976"/>
    </style:style>
    <style:style style:name="P17" style:family="paragraph" style:parent-style-name="jil_5f_table_5f_body_5f_code">
      <style:text-properties officeooo:rsid="022addfe"/>
    </style:style>
    <style:style style:name="P18" style:family="paragraph" style:parent-style-name="jil_5f_table_5f_body_5f_code">
      <style:text-properties officeooo:rsid="02289ef5"/>
    </style:style>
    <style:style style:name="P19" style:family="paragraph" style:parent-style-name="jil_5f_table_5f_body_5f_code">
      <style:text-properties officeooo:rsid="022d0305"/>
    </style:style>
    <style:style style:name="P20" style:family="paragraph" style:parent-style-name="jil_5f_table_5f_body_5f_code">
      <style:text-properties officeooo:rsid="022e2a83" officeooo:paragraph-rsid="022e2a83"/>
    </style:style>
    <style:style style:name="P21" style:family="paragraph" style:parent-style-name="jil_5f_body" style:list-style-name="">
      <style:text-properties officeooo:paragraph-rsid="022675a0"/>
    </style:style>
    <style:style style:name="P22" style:family="paragraph" style:parent-style-name="jil_5f_body">
      <style:text-properties officeooo:paragraph-rsid="0234aacf"/>
    </style:style>
    <style:style style:name="P23" style:family="paragraph" style:parent-style-name="jil_5f_title" style:master-page-name="Standard">
      <style:paragraph-properties style:page-number="auto"/>
    </style:style>
    <style:style style:name="P24" style:family="paragraph" style:parent-style-name="jil_5f_title_5f_2">
      <style:text-properties officeooo:paragraph-rsid="022675a0"/>
    </style:style>
    <style:style style:name="P25" style:family="paragraph" style:parent-style-name="jil_5f_table_5f_body">
      <style:text-properties officeooo:rsid="022fc445" officeooo:paragraph-rsid="022fc445"/>
    </style:style>
    <style:style style:name="P26" style:family="paragraph" style:parent-style-name="jil_5f_table_5f_body">
      <style:text-properties officeooo:rsid="02314b6e" officeooo:paragraph-rsid="02314b6e"/>
    </style:style>
    <style:style style:name="P27" style:family="paragraph" style:parent-style-name="jil_5f_body_5f_list_5f__2a_">
      <style:text-properties officeooo:paragraph-rsid="022675a0"/>
    </style:style>
    <style:style style:name="P28" style:family="paragraph" style:parent-style-name="jil_5f_table_5f_body_5f_code">
      <style:text-properties officeooo:rsid="022fc445"/>
    </style:style>
    <style:style style:name="P29" style:family="paragraph" style:parent-style-name="jil_5f_table_5f_body_5f_code">
      <style:text-properties officeooo:rsid="022fc445" officeooo:paragraph-rsid="022fc445"/>
    </style:style>
    <style:style style:name="T1" style:family="text">
      <style:text-properties officeooo:rsid="0160bed2"/>
    </style:style>
    <style:style style:name="T2" style:family="text">
      <style:text-properties officeooo:rsid="02251f2b"/>
    </style:style>
    <style:style style:name="T3" style:family="text">
      <style:text-properties style:language-asian="zh" style:country-asian="CN"/>
    </style:style>
    <style:style style:name="T4" style:family="text">
      <style:text-properties officeooo:rsid="022addfe"/>
    </style:style>
    <style:style style:name="T5" style:family="text">
      <style:text-properties officeooo:rsid="022c542a"/>
    </style:style>
    <style:style style:name="T6" style:family="text">
      <style:text-properties officeooo:rsid="02314b6e"/>
    </style:style>
    <style:style style:name="T7" style:family="text">
      <style:text-properties officeooo:rsid="0234aacf"/>
    </style:style>
    <style:style style:name="T8" style:family="text">
      <style:text-properties fo:color="#008000" fo:font-size="12pt" fo:language="zh" fo:country="CN" style:font-size-asian="12pt"/>
    </style:style>
    <style:style style:name="T9" style:family="text">
      <style:text-properties fo:language="zh" fo:country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Wrap</text:p>
      <text:p text:style-name="jil_5f_body"/>
      <text:p text:style-name="jil_5f_title_5f_3"><text:span text:style-name="T7">Wrap Line By Word</text:span></text:p>
      <text:p text:style-name="P22"><text:span text:style-name="T7">目前没有支持。下面是函数的草稿，判断何为单词的方法比较幼稚。</text:span></text:p>
      <text:p text:style-name="jil_5f_body_5f_code"><text:span text:style-name="T9">WrapOffsets WrapLineByWord(const std::wstring&amp; line, TextExtent* text_extent, Coord max_width) {</text:span></text:p>
      <text:p text:style-name="jil_5f_body_5f_code"><text:span text:style-name="T9"><text:s text:c="2"/>const int char_width = text_extent-&gt;GetWidth(L"W");</text:span></text:p>
      <text:p text:style-name="jil_5f_body_5f_code"><text:span text:style-name="T9"><text:s text:c="2"/>WrapOffsets offsets;</text:span></text:p>
      <text:p text:style-name="jil_5f_body_5f_code"><text:span text:style-name="T9"><text:s text:c="2"/>size_t p = 0;</text:span></text:p>
      <text:p text:style-name="jil_5f_body_5f_code"><text:span text:style-name="T9"><text:s text:c="2"/>size_t k = 0;</text:span></text:p>
      <text:p text:style-name="jil_5f_body_5f_code"><text:span text:style-name="T9"><text:s text:c="2"/>size_t w = 0;</text:span></text:p>
      <text:p text:style-name="jil_5f_body_5f_code"><text:span text:style-name="T9"><text:s text:c="2"/>for (; k &lt; line.size(); ++k) {</text:span></text:p>
      <text:p text:style-name="jil_5f_body_5f_code"><text:span text:style-name="T9"><text:s text:c="4"/>if (line[k] == kSpaceChar) { // TODO</text:span></text:p>
      <text:p text:style-name="jil_5f_body_5f_code"><text:span text:style-name="T9"><text:s text:c="6"/>w = k;</text:span></text:p>
      <text:p text:style-name="jil_5f_body_5f_code"><text:span text:style-name="T9"><text:s text:c="4"/>}</text:span></text:p>
      <text:p text:style-name="jil_5f_body_5f_code"><text:span text:style-name="T9"><text:s text:c="4"/>int width = text_extent-&gt;GetWidth(line.substr(p, k - p));</text:span></text:p>
      <text:p text:style-name="jil_5f_body_5f_code"><text:span text:style-name="T9"><text:s text:c="4"/>if (width &lt;= max_width) {</text:span></text:p>
      <text:p text:style-name="jil_5f_body_5f_code"><text:span text:style-name="T9"><text:s text:c="6"/>if (max_width - width &lt;= char_width) {</text:span></text:p>
      <text:p text:style-name="jil_5f_body_5f_code"><text:span text:style-name="T9"><text:s text:c="8"/>if (w &gt; p) {</text:span></text:p>
      <text:p text:style-name="jil_5f_body_5f_code"><text:span text:style-name="T9"><text:s text:c="10"/>offsets.push_back(w);</text:span></text:p>
      <text:p text:style-name="jil_5f_body_5f_code"><text:span text:style-name="T9"><text:s text:c="10"/>k = w;</text:span></text:p>
      <text:p text:style-name="jil_5f_body_5f_code"><text:span text:style-name="T9"><text:s text:c="8"/>} else {</text:span></text:p>
      <text:p text:style-name="jil_5f_body_5f_code"><text:span text:style-name="T9"><text:s text:c="10"/>offsets.push_back(k);</text:span></text:p>
      <text:p text:style-name="jil_5f_body_5f_code"><text:span text:style-name="T9"><text:s text:c="8"/>}</text:span></text:p>
      <text:p text:style-name="jil_5f_body_5f_code"><text:span text:style-name="T9"><text:s text:c="8"/>p = offsets.back();</text:span></text:p>
      <text:p text:style-name="jil_5f_body_5f_code"><text:soft-page-break/><text:span text:style-name="T9"><text:s text:c="6"/>}</text:span></text:p>
      <text:p text:style-name="jil_5f_body_5f_code"><text:span text:style-name="T9"><text:s text:c="4"/>} else {</text:span></text:p>
      <text:p text:style-name="jil_5f_body_5f_code"><text:span text:style-name="T9"><text:s text:c="6"/>if (width - max_width &lt;= char_width) {</text:span></text:p>
      <text:p text:style-name="jil_5f_body_5f_code"><text:span text:style-name="T9"><text:s text:c="8"/>if (w &gt; p) {</text:span></text:p>
      <text:p text:style-name="jil_5f_body_5f_code"><text:span text:style-name="T9"><text:s text:c="10"/>offsets.push_back(w);</text:span></text:p>
      <text:p text:style-name="jil_5f_body_5f_code"><text:span text:style-name="T9"><text:s text:c="10"/>k = w;</text:span></text:p>
      <text:p text:style-name="jil_5f_body_5f_code"><text:span text:style-name="T9"><text:s text:c="8"/>} else {</text:span></text:p>
      <text:p text:style-name="jil_5f_body_5f_code"><text:span text:style-name="T9"><text:s text:c="10"/>offsets.push_back(--k);</text:span></text:p>
      <text:p text:style-name="jil_5f_body_5f_code"><text:span text:style-name="T9"><text:s text:c="8"/>}</text:span></text:p>
      <text:p text:style-name="jil_5f_body_5f_code"><text:span text:style-name="T9"><text:s text:c="8"/>p = offsets.back();</text:span></text:p>
      <text:p text:style-name="jil_5f_body_5f_code"><text:span text:style-name="T9"><text:s text:c="6"/>}</text:span></text:p>
      <text:p text:style-name="jil_5f_body_5f_code"><text:span text:style-name="T9"><text:s text:c="4"/>}</text:span></text:p>
      <text:p text:style-name="jil_5f_body_5f_code"><text:span text:style-name="T9"><text:s text:c="2"/>}</text:span></text:p>
      <text:p text:style-name="jil_5f_body_5f_code"/>
      <text:p text:style-name="jil_5f_body_5f_code"><text:span text:style-name="T9"><text:s text:c="2"/>return offsets;</text:span></text:p>
      <text:p text:style-name="jil_5f_body_5f_code"><text:span text:style-name="T9">}</text:span></text:p>
      <text:p text:style-name="jil_5f_body_5f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0pt" fo:language="en" fo:country="US" style:font-name-asian="宋体1" style:font-size-asian="10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style:font-name="Book Antiqua" fo:font-size="10pt" style:font-name-asian="宋体2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3cm" fo:margin-bottom="0.3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2pt" fo:font-style="normal" fo:font-weight="bold" style:font-name-asian="宋体3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style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DejaVu Sans Mono" fo:font-size="10pt" style:font-name-asian="宋体1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.101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0pt" style:font-name-asian="宋体1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.101cm" fo:margin-bottom="0.101cm" style:contextual-spacing="false" fo:line-height="100%" fo:text-align="start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 style:master-page-name="">
      <style:paragraph-properties fo:margin-left="0cm" fo:margin-right="0cm" fo:margin-top="0.4cm" fo:margin-bottom="0.3cm" style:contextual-spacing="false" fo:text-indent="0cm" style:auto-text-indent="false" style:page-number="auto" style:shadow="none"/>
      <style:text-properties fo:text-transform="capitalize" style:font-name="DejaVu Sans Mono1" fo:font-size="10pt" fo:letter-spacing="0.035cm" fo:font-style="normal" fo:font-weight="bold" style:font-name-asian="宋体4" style:font-size-asian="10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style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 style:master-page-name="">
      <style:paragraph-properties style:page-number="auto"/>
      <style:text-properties style:font-name="DejaVu Sans Mono" fo:font-size="10pt" style:font-name-asian="DejaVu Sans Mono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size="10pt" fo:font-style="normal" fo:text-shadow="none" fo:font-weight="bold" style:font-name-asian="宋体1" style:font-size-asian="10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size="11pt" fo:font-style="italic" style:font-name-asian="宋体1" style:font-size-asian="10.5pt" style:font-style-asian="italic" style:font-size-complex="12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jil_5f_body_5f_red" style:display-name="jil_body_red" style:family="text">
      <style:text-properties fo:color="#ff0000" style:font-name="Book Antiqua" fo:font-size="10pt" style:font-size-asian="10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jil_5f_body_5f_blue" style:display-name="jil_body_blue" style:family="text">
      <style:text-properties fo:color="#0000ff" style:font-name="Book Antiqua" fo:font-size="10pt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 style:display="false">
        <text:p text:style-name="jil_5f_footer_5f_right"><text:page-number text:select-page="current">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2H59M53S</meta:editing-duration>
    <meta:editing-cycles>542</meta:editing-cycles>
    <meta:generator>LibreOffice/4.0.1.2$Windows_x86 LibreOffice_project/84102822e3d61eb989ddd325abf1ac077904985</meta:generator>
    <meta:creation-date>2012-11-15T12:29:24.83</meta:creation-date>
    <dc:date>2013-05-27T11:16:49.91</dc:date>
    <meta:document-statistic meta:table-count="0" meta:image-count="0" meta:object-count="0" meta:page-count="2" meta:paragraph-count="40" meta:word-count="154" meta:character-count="890" meta:non-whitespace-character-count="612"/>
    <meta:user-defined meta:name="Info 1"/>
    <meta:user-defined meta:name="Info 2"/>
    <meta:user-defined meta:name="Info 3"/>
    <meta:user-defined meta:name="Info 4"/>
  </office:meta>
</office:document-meta>
</file>